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B045671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ook-title">
      <style:graphic-properties draw:auto-grow-height="true" fo:min-height="3.506cm"/>
    </style:style>
    <style:style style:name="pr2" style:family="presentation" style:parent-style-name="lyt-book-subtitle">
      <style:graphic-properties draw:fill-color="#ffffff" draw:auto-grow-height="true" fo:min-height="12.179cm"/>
    </style:style>
    <style:style style:name="pr3" style:family="presentation" style:parent-style-name="lyt-book-notes">
      <style:graphic-properties draw:fill-color="#ffffff" draw:auto-grow-height="true" fo:min-height="13.364cm"/>
    </style:style>
    <style:style style:name="pr4" style:family="presentation" style:parent-style-name="lyt-book-outline1">
      <style:graphic-properties fo:min-height="12.179cm"/>
    </style:style>
    <style:style style:name="pr5" style:family="presentation" style:parent-style-name="lyt-book-notes">
      <style:graphic-properties draw:fill-color="#ffffff" fo:min-height="13.364cm"/>
    </style:style>
    <style:style style:name="pr6" style:family="presentation" style:parent-style-name="lyt-book-outline1">
      <style:graphic-properties fo:min-height="17.179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ook" presentation:presentation-page-layout-name="AL1T0">
        <draw:frame presentation:style-name="pr1" draw:layer="layout" svg:width="25.199cm" svg:height="3.506cm" svg:x="1.4cm" svg:y="0.837cm" presentation:class="title">
          <draw:text-box>
            <text:p>ERNST LUDWIG KIRCHNER</text:p>
          </draw:text-box>
        </draw:frame>
        <draw:frame presentation:style-name="pr2" draw:layer="layout" svg:width="25.199cm" svg:height="21.319cm" svg:x="1.4cm" svg:y="0.344cm" presentation:class="subtitle" presentation:user-transformed="true">
          <draw:text-box>
            <text:p/>
            <text:p/>
            <text:p/>
            <text:p/>
            <text:p>Ernst Ludwig Kirchner was born in Aschaffenburg, Bavaria.In 1901, he began studying architecture at the Königliche Technische Hochschule (technical university) of Dresden. The institution provided a wide range of studies in addition to architecture, such as freehand drawing, perspective drawing and the historical study of art. He became close friends there with Fritz Bleyl, whom he met during the first term. They discussed art together and also studied nature,having a radical outlook in common. Kirchner continued studies in Munich 1903–1904, returning to Dresden in 1905 to complete his degreee.</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ook" presentation:presentation-page-layout-name="AL2T1">
        <draw:frame presentation:style-name="pr4" draw:layer="layout" svg:width="25.199cm" svg:height="17.557cm" svg:x="1.8cm" svg:y="1cm" presentation:class="outline" presentation:user-transformed="true">
          <draw:text-box>
            <text:list text:style-name="L2">
              <text:list-item>
                <text:p>In 1905, Kirchner, along with Bleyl and two other architecture students, Karl Schmidt-Rottluff and Erich Heckel, founded the artists group Die Brücke ("The Bridge"). From then on, he committed himself to art.The group aimed to eschew the prevalent traditional academic style and find a new mode of artistic expression, which would form a bridge (hence the name) between the past and the present.They responded both to past artists such as Albrecht Dürer, Matthias Grünewald and Lucas Cranach the Elder, as well as contemporary international avant-garde movements. As part of the affirmation of their national heritage, they revived older media, particularly woodcut print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book" presentation:presentation-page-layout-name="AL2T1">
        <draw:frame presentation:style-name="pr4" draw:layer="layout" svg:width="25.199cm" svg:height="20.565cm" svg:x="1.601cm" svg:y="0.621cm" presentation:class="outline" presentation:user-transformed="true">
          <draw:text-box>
            <text:list text:style-name="L2">
              <text:list-item>
                <text:p>His reputation grew with several exhibitions in Germany and Switzerland in 1920. In 1923, he moved to Frauenkirch-Wildboden. The art gallery in Basel staged a substantial exhibition, which led to the foundation of the "Rot-Blau" (red and blue) artists association by Swiss painters, Paul Camenisch, Albert Müller and Hermann Scherer. Kirchner made his final visit to Germany 1925–1926. His reputation grew through the rest of the decade with a monograph and the first part of a catalogue raisonné of his graphics in 1926, a mural commission by the Folkwang museum in 1927, and a presence at the Venice Biennale in 1928; he became a member of the Prussian Academy of Arts in 1931.</text:p>
                <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book" presentation:presentation-page-layout-name="AL2T1">
        <draw:frame presentation:style-name="pr4" draw:layer="layout" svg:width="25.199cm" svg:height="12.179cm" svg:x="1.6cm" svg:y="0.421cm" presentation:class="outline" presentation:user-transformed="true">
          <draw:text-box>
            <text:list text:style-name="L2">
              <text:list-item>
                <text:p>In 1933, Kirchner was labelled a "degenerate artist" by the Nazis and asked for his resignation from the Berlin Academy of Arts; in 1937, over 600 of his works were confiscated from public museums in Germany and were sold or destroyed. In 1938, the psychological trauma of these events, along with the Nazi occupation of Austria, close to his home, led to his suicid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book" presentation:presentation-page-layout-name="AL2T1">
        <draw:frame presentation:style-name="pr6" draw:layer="layout" svg:width="25.199cm" svg:height="17.179cm" svg:x="1.801cm" svg:y="0.821cm" presentation:class="outline" presentation:user-transformed="true">
          <draw:text-box>
            <text:list text:style-name="L2">
              <text:list-item>
                <text:p>KIRCHNER's SIGNATURE</text:p>
                <text:list>
                  <text:list-header>
                    <text:p>In 1913, the first public showing of Kirchner's work took place at the Armory Show, which was also the first major display of modern art in America.</text:p>
                  </text:list-header>
                  <text:list-item>
                    <text:p>In 1992, the National Gallery of Art, Washington, held a monographic show, using its existing collection</text:p>
                  </text:list-item>
                  <text:list-item>
                    <text:p>In November 2006 at Christie's, Kirchner's Street Scene, Berlin (1913) fetched $38 million, a record for the artist.</text:p>
                  </text:list-item>
                  <text:list-item>
                    <text:p>the Museum of Modern Art in New York held a major exhibition that "probably comprises the very best of his oeuvr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withspiral" xlink:href="Pictures/100000000000032000000258B0456710.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ook-background" style:family="presentation">
      <style:graphic-properties draw:stroke="none" draw:fill="bitmap" draw:fill-image-name="bluewithspiral" draw:fill-image-width="0cm" draw:fill-image-height="0cm"/>
    </style:style>
    <style:style style:name="lyt-book-backgroundobjects" style:family="presentation">
      <style:graphic-properties draw:shadow="hidden" draw:shadow-offset-x="0.3cm" draw:shadow-offset-y="0.3cm" draw:shadow-color="#808080"/>
      <style:text-properties fo:color="#ffffff"/>
    </style:style>
    <style:style style:name="lyt-book-notes" style:family="presentation">
      <style:graphic-properties draw:stroke="none" draw:fill="none">
        <text:list-style style:name="lyt-boo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ook-outline1" style:family="presentation">
      <style:graphic-properties draw:stroke="none" draw:fill="none">
        <text:list-style style:name="lyt-book-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6cm" text:min-label-width="0.8cm"/>
            <style:text-properties fo:font-family="StarSymbol" fo:color="#333333" fo:font-size="75%"/>
          </text:list-level-style-bullet>
          <text:list-level-style-bullet text:level="3" text:bullet-char="●">
            <style:list-level-properties text:space-before="3cm" text:min-label-width="0.6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outline2" style:family="presentation" style:parent-style-name="lyt-book-outline1">
      <style:paragraph-properties fo:margin-left="2.4cm" fo:margin-right="0cm" fo:margin-top="0cm" fo:margin-bottom="0.4cm" fo:text-indent="-0.8cm"/>
      <style:text-properties fo:font-size="28pt" style:font-size-asian="28pt" style:font-size-complex="28pt"/>
    </style:style>
    <style:style style:name="lyt-book-outline3" style:family="presentation" style:parent-style-name="lyt-book-outline2">
      <style:paragraph-properties fo:margin-left="3.599cm" fo:margin-right="0cm" fo:margin-top="0cm" fo:margin-bottom="0.3cm" fo:text-indent="-0.6cm"/>
      <style:text-properties fo:font-size="24pt" style:font-size-asian="24pt" style:font-size-complex="24pt"/>
    </style:style>
    <style:style style:name="lyt-book-outline4" style:family="presentation" style:parent-style-name="lyt-book-outline3">
      <style:paragraph-properties fo:margin-left="4.8cm" fo:margin-right="0cm" fo:margin-top="0cm" fo:margin-bottom="0.2cm" fo:text-indent="-0.6cm"/>
      <style:text-properties fo:font-size="20pt" style:font-size-asian="20pt" style:font-size-complex="20pt"/>
    </style:style>
    <style:style style:name="lyt-book-outline5" style:family="presentation" style:parent-style-name="lyt-book-outline4">
      <style:paragraph-properties fo:margin-left="6cm" fo:margin-right="0cm" fo:margin-top="0cm" fo:margin-bottom="0.1cm" fo:text-indent="-0.6cm"/>
      <style:text-properties fo:font-size="20pt" style:font-size-asian="20pt" style:font-size-complex="20pt"/>
    </style:style>
    <style:style style:name="lyt-book-outline6" style:family="presentation" style:parent-style-name="lyt-book-outline5">
      <style:paragraph-properties fo:margin-left="7.2cm" fo:margin-right="0cm" fo:margin-top="0cm" fo:margin-bottom="0.1cm" fo:text-indent="-0.6cm"/>
      <style:text-properties fo:font-size="20pt" style:font-size-asian="20pt" style:font-size-complex="20pt"/>
    </style:style>
    <style:style style:name="lyt-book-outline7" style:family="presentation" style:parent-style-name="lyt-book-outline6">
      <style:paragraph-properties fo:margin-left="8.4cm" fo:margin-right="0cm" fo:margin-top="0cm" fo:margin-bottom="0.1cm" fo:text-indent="-0.6cm"/>
      <style:text-properties fo:font-size="20pt" style:font-size-asian="20pt" style:font-size-complex="20pt"/>
    </style:style>
    <style:style style:name="lyt-book-outline8" style:family="presentation" style:parent-style-name="lyt-book-outline7">
      <style:paragraph-properties fo:margin-left="9.6cm" fo:margin-right="0cm" fo:margin-top="0cm" fo:margin-bottom="0.1cm" fo:text-indent="-0.6cm"/>
      <style:text-properties fo:font-size="20pt" style:font-size-asian="20pt" style:font-size-complex="20pt"/>
    </style:style>
    <style:style style:name="lyt-book-outline9" style:family="presentation" style:parent-style-name="lyt-book-outline8">
      <style:paragraph-properties fo:margin-left="10.8cm" fo:margin-right="0cm" fo:margin-top="0cm" fo:margin-bottom="0.1cm" fo:text-indent="-0.6cm"/>
      <style:text-properties fo:font-size="20pt" style:font-size-asian="20pt" style:font-size-complex="20pt"/>
    </style:style>
    <style:style style:name="lyt-book-subtitle" style:family="presentation">
      <style:graphic-properties draw:stroke="none" draw:fill="none" draw:textarea-vertical-align="middle">
        <text:list-style style:name="lyt-boo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ook-title" style:family="presentation">
      <style:graphic-properties draw:stroke="none" draw:fill="none" draw:textarea-vertical-align="middle">
        <text:list-style style:name="lyt-boo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withspiral"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ook-backgroundobjects">
      <style:graphic-properties draw:stroke="none" draw:fill="none" draw:fill-color="#ffffff" draw:auto-grow-height="false" fo:min-height="1.449cm"/>
    </style:style>
    <style:style style:name="Mpr5" style:family="presentation" style:parent-style-name="lyt-book-backgroundobjects">
      <style:graphic-properties draw:stroke="none" draw:fill="none" draw:fill-color="#ffffff" draw:auto-grow-height="false" fo:min-height="1.485cm"/>
    </style:style>
    <style:style style:name="Mpr6" style:family="presentation" style:parent-style-name="lyt-boo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book" style:page-layout-name="PM1" draw:style-name="Mdp2">
      <draw:frame presentation:style-name="lyt-book-title" draw:layer="backgroundobjects" svg:width="25.199cm" svg:height="3.506cm" svg:x="1.4cm" svg:y="0.837cm" presentation:class="title" presentation:placeholder="true">
        <draw:text-box/>
      </draw:frame>
      <draw:frame presentation:style-name="lyt-book-outline1" draw:layer="backgroundobjects" svg:width="25.199cm" svg:height="12.179cm" svg:x="1.4cm" svg:y="4.914cm" presentation:class="outline" presentation:placeholder="true">
        <draw:text-box/>
      </draw:frame>
      <draw:frame presentation:style-name="Mpr4" draw:text-style-name="MP4" draw:layer="backgroundobjects" svg:width="6.523cm" svg:height="1.448cm" svg:x="1.6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0">
        <draw:page-thumbnail presentation:style-name="lyt-book-title" draw:layer="backgroundobjects" svg:width="14.848cm" svg:height="11.136cm" svg:x="3.075cm" svg:y="2.257cm" presentation:class="page"/>
        <draw:frame presentation:style-name="lyt-book-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2T23:17:19</meta:creation-date>
    <dc:date>2012-10-03T02:16:48</dc:date>
    <meta:editing-duration>P0D</meta:editing-duration>
    <meta:editing-cycles>4</meta:editing-cycles>
    <meta:generator>LibreOffice/3.5$Linux_x86 LibreOffice_project/350m1$Build-202</meta:generator>
    <meta:document-statistic meta:object-count="48"/>
  </office:meta>
</office:document-meta>
</file>